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ext">
      <style:text-properties style:text-position="super 58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o Mr. David McGraw,</text:p>
      <text:p text:style-name="Standard"/>
      <text:p text:style-name="Standard">I am Oleksandr Yardas. I am the great grandson of William G. Yardas, brother of Andrew Yardas, whom I believe is your grandfather. I am trying to collect information about my family's ancestry. You wrote a letter to Bill Yardas, Pudge's husband, with a family tree that your Grandmother Mollie and mother Elisabeth made, at least that is what you said in the letter. I don't know how old this letter is, and I don't know if Bill was doing the exact same thing that I am doing before he passed, but I'd love to talk to you anyways. I am going on a college tour from the 21<text:span text:style-name="T1">st</text:span> of March to the 30<text:span text:style-name="T1">th</text:span> of March. We are going to drive RIGHT past Forest Hill. If it wouldn't be too much trouble, I would love to stop and talk to you for a bit if that is alright with you. I have attached a letter I wrote to Pudge that details some of the questions that I am looking at for answers. If anything piques your interest, don't hesitate to write me back or contact me in another format. I hope that we get the chance to talk soon!</text:p>
      <text:p text:style-name="Standard"/>
      <text:p text:style-name="Standard">--Olek</text:p>
      <text:p text:style-name="Standard"/>
      <text:p text:style-name="Standard"/>
      <text:p text:style-name="Standard"/>
      <text:p text:style-name="Standard">+1 (571)-205-2925</text:p>
      <text:p text:style-name="Standard"><text:a xlink:type="simple" xlink:href="mailto:osaintpiggy11@gmail.com" text:style-name="Internet_20_link" text:visited-style-name="Visited_20_Internet_20_Link">osaintpiggy11@gmail.com</text:a></text:p>
      <text:p text:style-name="Standard">4905 MacArthur Blvd. NW, Washington DC, 20007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Olek Yardas</meta:initial-creator>
    <meta:creation-date>2015-02-15T18:02:28.94</meta:creation-date>
    <dc:date>2015-02-15T18:48:32.85</dc:date>
    <dc:creator>Olek Yardas</dc:creator>
    <meta:editing-duration>PT30M49S</meta:editing-duration>
    <meta:editing-cycles>3</meta:editing-cycles>
    <meta:generator>OpenOffice/4.1.1$Win32 OpenOffice.org_project/411m6$Build-9775</meta:generator>
    <meta:document-statistic meta:table-count="0" meta:image-count="0" meta:object-count="0" meta:page-count="1" meta:paragraph-count="6" meta:word-count="215" meta:character-count="1127"/>
  </office:meta>
</office:document-meta>
</file>